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3.692cm"/>
    </style:style>
    <style:style style:name="co8" style:family="table-column">
      <style:table-column-properties fo:break-before="auto" style:column-width="4.18cm"/>
    </style:style>
    <style:style style:name="co9" style:family="table-column">
      <style:table-column-properties fo:break-before="auto" style:column-width="4.117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uebas Distancia Fres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formula="of:=RADIANS([.B3])" office:value-type="float" office:value="1.08210413623648" calcext:value-type="float">
            <text:p>1,0821041362364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9" table:number-columns-repeated="7"/>
          <table:table-cell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/>
          <table:covered-table-cell table:style-name="ce3"/>
          <table:covered-table-cell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7]*[.B7])+([.C7]*[.C7])+([.D7]*[.D7]))" office:value-type="float" office:value="254.609504928626" calcext:value-type="float">
            <text:p>254,61</text:p>
          </table:table-cell>
          <table:table-cell office:value-type="float" office:value="230.65" calcext:value-type="float">
            <text:p>230,65</text:p>
          </table:table-cell>
          <table:table-cell office:value-type="float" office:value="24.02" calcext:value-type="float">
            <text:p>24,02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380.76" calcext:value-type="float">
            <text:p>380,76</text:p>
          </table:table-cell>
          <table:table-cell table:style-name="ce12" table:formula="of:=SQRT(([.F7]*[.F7])+([.G7]*[.G7])+([.H7]*[.H7]))" office:value-type="float" office:value="276.72618759344" calcext:value-type="float">
            <text:p>276,7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8]*[.B8])+([.C8]*[.C8])+([.D8]*[.D8]))" office:value-type="float" office:value="344.820243025261" calcext:value-type="float">
            <text:p>344,82</text:p>
          </table:table-cell>
          <table:table-cell office:value-type="float" office:value="246.55" calcext:value-type="float">
            <text:p>246,55</text:p>
          </table:table-cell>
          <table:table-cell office:value-type="float" office:value="-31.89" calcext:value-type="float">
            <text:p>-31,89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391.16" calcext:value-type="float">
            <text:p>391,16</text:p>
          </table:table-cell>
          <table:table-cell table:style-name="ce12" table:formula="of:=SQRT(([.F8]*[.F8])+([.G8]*[.G8])+([.H8]*[.H8]))" office:value-type="float" office:value="290.869170934288" calcext:value-type="float">
            <text:p>290,8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9]*[.B9])+([.C9]*[.C9])+([.D9]*[.D9]))" office:value-type="float" office:value="289.829260082553" calcext:value-type="float">
            <text:p>289,83</text:p>
          </table:table-cell>
          <table:table-cell office:value-type="float" office:value="159.08" calcext:value-type="float">
            <text:p>159,08</text:p>
          </table:table-cell>
          <table:table-cell office:value-type="float" office:value="-1.53" calcext:value-type="float">
            <text:p>-1,53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341.34" calcext:value-type="float">
            <text:p>341,34</text:p>
          </table:table-cell>
          <table:table-cell table:style-name="ce12" table:formula="of:=SQRT(([.F9]*[.F9])+([.G9]*[.G9])+([.H9]*[.H9]))" office:value-type="float" office:value="219.339433983039" calcext:value-type="float">
            <text:p>219,3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20" calcext:value-type="float">
            <text:p>320</text:p>
          </table:table-cell>
          <table:table-cell office:value-type="float" office:value="-100" calcext:value-type="float">
            <text:p>-100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0]*[.B10])+([.C10]*[.C10])+([.D10]*[.D10]))" office:value-type="float" office:value="367.696886035223" calcext:value-type="float">
            <text:p>367,70</text:p>
          </table:table-cell>
          <table:table-cell office:value-type="float" office:value="656.78" calcext:value-type="float">
            <text:p>656,78</text:p>
          </table:table-cell>
          <table:table-cell office:value-type="float" office:value="-68.97" calcext:value-type="float">
            <text:p>-68,97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726.17" calcext:value-type="float">
            <text:p>726,17</text:p>
          </table:table-cell>
          <table:table-cell table:style-name="ce12" table:formula="of:=SQRT(([.F10]*[.F10])+([.G10]*[.G10])+([.H10]*[.H10]))" office:value-type="float" office:value="677.43474172794" calcext:value-type="float">
            <text:p>677,4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1]*[.B11])+([.C11]*[.C11])+([.D11]*[.D11]))" office:value-type="float" office:value="248.849352018445" calcext:value-type="float">
            <text:p>248,85</text:p>
          </table:table-cell>
          <table:table-cell office:value-type="float" office:value="191.92" calcext:value-type="float">
            <text:p>191,92</text:p>
          </table:table-cell>
          <table:table-cell office:value-type="float" office:value="22.07" calcext:value-type="float">
            <text:p>22,07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358.5" calcext:value-type="float">
            <text:p>358,5</text:p>
          </table:table-cell>
          <table:table-cell table:style-name="ce12" table:formula="of:=SQRT(([.F11]*[.F11])+([.G11]*[.G11])+([.H11]*[.H11]))" office:value-type="float" office:value="245.196597243926" calcext:value-type="float">
            <text:p>245,20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2]*[.B12])+([.C12]*[.C12])+([.D12]*[.D12]))" office:value-type="float" office:value="309.355782231398" calcext:value-type="float">
            <text:p>309,36</text:p>
          </table:table-cell>
          <table:table-cell office:value-type="float" office:value="294.88" calcext:value-type="float">
            <text:p>294,88</text:p>
          </table:table-cell>
          <table:table-cell office:value-type="float" office:value="-27.12" calcext:value-type="float">
            <text:p>-27,12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422.96" calcext:value-type="float">
            <text:p>422,96</text:p>
          </table:table-cell>
          <table:table-cell table:style-name="ce12" table:formula="of:=SQRT(([.F12]*[.F12])+([.G12]*[.G12])+([.H12]*[.H12]))" office:value-type="float" office:value="332.401427193085" calcext:value-type="float">
            <text:p>332,40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0" calcext:value-type="float">
            <text:p>300</text:p>
          </table:table-cell>
          <table:table-cell office:value-type="float" office:value="-65" calcext:value-type="float">
            <text:p>-65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3]*[.B13])+([.C13]*[.C13])+([.D13]*[.D13]))" office:value-type="float" office:value="342.090631266043" calcext:value-type="float">
            <text:p>342,09</text:p>
          </table:table-cell>
          <table:table-cell office:value-type="float" office:value="562.15" calcext:value-type="float">
            <text:p>562,15</text:p>
          </table:table-cell>
          <table:table-cell office:value-type="float" office:value="-49.46" calcext:value-type="float">
            <text:p>-49,46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640.05" calcext:value-type="float">
            <text:p>640,05</text:p>
          </table:table-cell>
          <table:table-cell table:style-name="ce12" table:formula="of:=SQRT(([.F13]*[.F13])+([.G13]*[.G13])+([.H13]*[.H13]))" office:value-type="float" office:value="584.174557902002" calcext:value-type="float">
            <text:p>584,17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4]*[.B14])+([.C14]*[.C14])+([.D14]*[.D14]))" office:value-type="float" office:value="223.273375036075" calcext:value-type="float">
            <text:p>223,27</text:p>
          </table:table-cell>
          <table:table-cell office:value-type="float" office:value="176.35" calcext:value-type="float">
            <text:p>176,35</text:p>
          </table:table-cell>
          <table:table-cell office:value-type="float" office:value="39.39" calcext:value-type="float">
            <text:p>39,39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351.93" calcext:value-type="float">
            <text:p>351,93</text:p>
          </table:table-cell>
          <table:table-cell table:style-name="ce12" table:formula="of:=SQRT(([.F14]*[.F14])+([.G14]*[.G14])+([.H14]*[.H14]))" office:value-type="float" office:value="235.482259629043" calcext:value-type="float">
            <text:p>235,48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20" calcext:value-type="float">
            <text:p>220</text:p>
          </table:table-cell>
          <table:table-cell office:value-type="float" office:value="-40" calcext:value-type="float">
            <text:p>-40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5]*[.B15])+([.C15]*[.C15])+([.D15]*[.D15]))" office:value-type="float" office:value="269.816604381569" calcext:value-type="float">
            <text:p>269,82</text:p>
          </table:table-cell>
          <table:table-cell office:value-type="float" office:value="510.22" calcext:value-type="float">
            <text:p>510,22</text:p>
          </table:table-cell>
          <table:table-cell office:value-type="float" office:value="16.91" calcext:value-type="float">
            <text:p>16,91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593.14" calcext:value-type="float">
            <text:p>593,14</text:p>
          </table:table-cell>
          <table:table-cell table:style-name="ce12" table:formula="of:=SQRT(([.F15]*[.F15])+([.G15]*[.G15])+([.H15]*[.H15]))" office:value-type="float" office:value="532.363969949132" calcext:value-type="float">
            <text:p>532,3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51" calcext:value-type="float">
            <text:p>151</text:p>
          </table:table-cell>
          <table:table-cell table:style-name="ce12" table:formula="of:=SQRT(([.B16]*[.B16])+([.C16]*[.C16])+([.D16]*[.D16]))" office:value-type="float" office:value="429.610288517396" calcext:value-type="float">
            <text:p>429,61</text:p>
          </table:table-cell>
          <table:table-cell office:value-type="float" office:value="248.04" calcext:value-type="float">
            <text:p>248,04</text:p>
          </table:table-cell>
          <table:table-cell office:value-type="float" office:value="-57.99" calcext:value-type="float">
            <text:p>-57,99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395.09" calcext:value-type="float">
            <text:p>395,09</text:p>
          </table:table-cell>
          <table:table-cell table:style-name="ce12" table:formula="of:=SQRT(([.F16]*[.F16])+([.G16]*[.G16])+([.H16]*[.H16]))" office:value-type="float" office:value="296.121059197079" calcext:value-type="float">
            <text:p>296,12</text:p>
          </table:table-cell>
        </table:table-row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/>
          <table:covered-table-cell table:style-name="ce3"/>
          <table:covered-table-cell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23]*[.B23])+([.C23]*[.C23])+([.D23]*[.D23]))" office:value-type="float" office:value="251.097590589794" calcext:value-type="float">
            <text:p>251,10</text:p>
          </table:table-cell>
          <table:table-cell office:value-type="float" office:value="310.47" calcext:value-type="float">
            <text:p>310,47</text:p>
          </table:table-cell>
          <table:table-cell office:value-type="float" office:value="22.36" calcext:value-type="float">
            <text:p>22,36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43.39" calcext:value-type="float">
            <text:p>343,39</text:p>
          </table:table-cell>
          <table:table-cell table:style-name="ce12" table:formula="of:=SQRT(([.F23]*[.F23])+([.G23]*[.G23])+([.H23]*[.H23]))" office:value-type="float" office:value="343.38985206322" calcext:value-type="float">
            <text:p>343,3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60" calcext:value-type="float">
            <text:p>160</text:p>
          </table:table-cell>
          <table:table-cell office:value-type="float" office:value="-45" calcext:value-type="float">
            <text:p>-4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24]*[.B24])+([.C24]*[.C24])+([.D24]*[.D24]))" office:value-type="float" office:value="220.567450001128" calcext:value-type="float">
            <text:p>220,57</text:p>
          </table:table-cell>
          <table:table-cell office:value-type="float" office:value="198.2" calcext:value-type="float">
            <text:p>198,2</text:p>
          </table:table-cell>
          <table:table-cell office:value-type="float" office:value="40.82" calcext:value-type="float">
            <text:p>40,82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248.95" calcext:value-type="float">
            <text:p>248,95</text:p>
          </table:table-cell>
          <table:table-cell table:style-name="ce12" table:formula="of:=SQRT(([.F24]*[.F24])+([.G24]*[.G24])+([.H24]*[.H24]))" office:value-type="float" office:value="248.94680636634" calcext:value-type="float">
            <text:p>248,9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25]*[.B25])+([.C25]*[.C25])+([.D25]*[.D25]))" office:value-type="float" office:value="277.398630133604" calcext:value-type="float">
            <text:p>277,40</text:p>
          </table:table-cell>
          <table:table-cell office:value-type="float" office:value="546.64" calcext:value-type="float">
            <text:p>546,64</text:p>
          </table:table-cell>
          <table:table-cell office:value-type="float" office:value="11.68" calcext:value-type="float">
            <text:p>11,68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565.64" calcext:value-type="float">
            <text:p>565,64</text:p>
          </table:table-cell>
          <table:table-cell table:style-name="ce12" table:formula="of:=SQRT(([.F25]*[.F25])+([.G25]*[.G25])+([.H25]*[.H25]))" office:value-type="float" office:value="565.664840696326" calcext:value-type="float">
            <text:p>565,6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26]*[.B26])+([.C26]*[.C26])+([.D26]*[.D26]))" office:value-type="float" office:value="271.89152248645" calcext:value-type="float">
            <text:p>271,89</text:p>
          </table:table-cell>
          <table:table-cell office:value-type="float" office:value="283.5" calcext:value-type="float">
            <text:p>283,5</text:p>
          </table:table-cell>
          <table:table-cell office:value-type="float" office:value="2.51" calcext:value-type="float">
            <text:p>2,51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18.44" calcext:value-type="float">
            <text:p>318,44</text:p>
          </table:table-cell>
          <table:table-cell table:style-name="ce12" table:formula="of:=SQRT(([.F26]*[.F26])+([.G26]*[.G26])+([.H26]*[.H26]))" office:value-type="float" office:value="318.439240829393" calcext:value-type="float">
            <text:p>318,4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27]*[.B27])+([.C27]*[.C27])+([.D27]*[.D27]))" office:value-type="float" office:value="385.259652701915" calcext:value-type="float">
            <text:p>385,26</text:p>
          </table:table-cell>
          <table:table-cell office:value-type="float" office:value="734.41" calcext:value-type="float">
            <text:p>734,41</text:p>
          </table:table-cell>
          <table:table-cell office:value-type="float" office:value="-99.93" calcext:value-type="float">
            <text:p>-99,93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755.23" calcext:value-type="float">
            <text:p>755,23</text:p>
          </table:table-cell>
          <table:table-cell table:style-name="ce12" table:formula="of:=SQRT(([.F27]*[.F27])+([.G27]*[.G27])+([.H27]*[.H27]))" office:value-type="float" office:value="755.227815298139" calcext:value-type="float">
            <text:p>755,23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RADIANS([.B32])" office:value-type="float" office:value="1.02974425867665" calcext:value-type="float">
            <text:p>1,02974425867665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/>
          <table:covered-table-cell table:style-name="ce3"/>
          <table:covered-table-cell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80" calcext:value-type="float">
            <text:p>280</text:p>
          </table:table-cell>
          <table:table-cell office:value-type="float" office:value="-25" calcext:value-type="float">
            <text:p>-2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37]*[.B37])+([.C37]*[.C37])+([.D37]*[.D37]))" office:value-type="float" office:value="316.306813078694" calcext:value-type="float">
            <text:p>316,31</text:p>
          </table:table-cell>
          <table:table-cell office:value-type="float" office:value="273.24" calcext:value-type="float">
            <text:p>273,24</text:p>
          </table:table-cell>
          <table:table-cell office:value-type="float" office:value="-24.65" calcext:value-type="float">
            <text:p>-24,65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10.31" calcext:value-type="float">
            <text:p>310,31</text:p>
          </table:table-cell>
          <table:table-cell table:style-name="ce12" table:formula="of:=SQRT(([.F37]*[.F37])+([.G37]*[.G37])+([.H37]*[.H37]))" office:value-type="float" office:value="310.310683187028" calcext:value-type="float">
            <text:p>310,3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38]*[.B38])+([.C38]*[.C38])+([.D38]*[.D38]))" office:value-type="float" office:value="247.032386540713" calcext:value-type="float">
            <text:p>247,03</text:p>
          </table:table-cell>
          <table:table-cell office:value-type="float" office:value="342.97" calcext:value-type="float">
            <text:p>342,97</text:p>
          </table:table-cell>
          <table:table-cell office:value-type="float" office:value="20.24" calcext:value-type="float">
            <text:p>20,24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72.91" calcext:value-type="float">
            <text:p>372,91</text:p>
          </table:table-cell>
          <table:table-cell table:style-name="ce12" table:formula="of:=SQRT(([.F38]*[.F38])+([.G38]*[.G38])+([.H38]*[.H38]))" office:value-type="float" office:value="372.911622908163" calcext:value-type="float">
            <text:p>372,9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85" calcext:value-type="float">
            <text:p>185</text:p>
          </table:table-cell>
          <table:table-cell office:value-type="float" office:value="-75" calcext:value-type="float">
            <text:p>-7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39]*[.B39])+([.C39]*[.C39])+([.D39]*[.D39]))" office:value-type="float" office:value="246.728595829507" calcext:value-type="float">
            <text:p>246,73</text:p>
          </table:table-cell>
          <table:table-cell office:value-type="float" office:value="166.39" calcext:value-type="float">
            <text:p>166,39</text:p>
          </table:table-cell>
          <table:table-cell office:value-type="float" office:value="20.1" calcext:value-type="float">
            <text:p>20,1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221.62" calcext:value-type="float">
            <text:p>221,62</text:p>
          </table:table-cell>
          <table:table-cell table:style-name="ce12" table:formula="of:=SQRT(([.F39]*[.F39])+([.G39]*[.G39])+([.H39]*[.H39]))" office:value-type="float" office:value="221.618235034936" calcext:value-type="float">
            <text:p>221,6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60" calcext:value-type="float">
            <text:p>360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0]*[.B40])+([.C40]*[.C40])+([.D40]*[.D40]))" office:value-type="float" office:value="397.303410506379" calcext:value-type="float">
            <text:p>397,30</text:p>
          </table:table-cell>
          <table:table-cell office:value-type="float" office:value="634.66" calcext:value-type="float">
            <text:p>634,66</text:p>
          </table:table-cell>
          <table:table-cell office:value-type="float" office:value="-87.32" calcext:value-type="float">
            <text:p>-87,32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656.84" calcext:value-type="float">
            <text:p>656,84</text:p>
          </table:table-cell>
          <table:table-cell table:style-name="ce12" table:formula="of:=SQRT(([.F40]*[.F40])+([.G40]*[.G40])+([.H40]*[.H40]))" office:value-type="float" office:value="656.843282678601" calcext:value-type="float">
            <text:p>656,8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1]*[.B41])+([.C41]*[.C41])+([.D41]*[.D41]))" office:value-type="float" office:value="279.776696670756" calcext:value-type="float">
            <text:p>279,78</text:p>
          </table:table-cell>
          <table:table-cell office:value-type="float" office:value="480.32" calcext:value-type="float">
            <text:p>480,32</text:p>
          </table:table-cell>
          <table:table-cell office:value-type="float" office:value="8.74" calcext:value-type="float">
            <text:p>8,74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501.81" calcext:value-type="float">
            <text:p>501,81</text:p>
          </table:table-cell>
          <table:table-cell table:style-name="ce12" table:formula="of:=SQRT(([.F41]*[.F41])+([.G41]*[.G41])+([.H41]*[.H41]))" office:value-type="float" office:value="501.805430420995" calcext:value-type="float">
            <text:p>501,8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2]*[.B42])+([.C42]*[.C42])+([.D42]*[.D42]))" office:value-type="float" office:value="302.778797144054" calcext:value-type="float">
            <text:p>302,78</text:p>
          </table:table-cell>
          <table:table-cell office:value-type="float" office:value="191.22" calcext:value-type="float">
            <text:p>191,22</text:p>
          </table:table-cell>
          <table:table-cell office:value-type="float" office:value="-11.9" calcext:value-type="float">
            <text:p>-11,9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240.27" calcext:value-type="float">
            <text:p>240,27</text:p>
          </table:table-cell>
          <table:table-cell table:style-name="ce12" table:formula="of:=SQRT(([.F42]*[.F42])+([.G42]*[.G42])+([.H42]*[.H42]))" office:value-type="float" office:value="240.274215012764" calcext:value-type="float">
            <text:p>240,2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3]*[.B43])+([.C43]*[.C43])+([.D43]*[.D43]))" office:value-type="float" office:value="293.342802877453" calcext:value-type="float">
            <text:p>293,34</text:p>
          </table:table-cell>
          <table:table-cell office:value-type="float" office:value="250.75" calcext:value-type="float">
            <text:p>250,75</text:p>
          </table:table-cell>
          <table:table-cell office:value-type="float" office:value="-12.19" calcext:value-type="float">
            <text:p>-12,19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289.91" calcext:value-type="float">
            <text:p>289,91</text:p>
          </table:table-cell>
          <table:table-cell table:style-name="ce12" table:formula="of:=SQRT(([.F43]*[.F43])+([.G43]*[.G43])+([.H43]*[.H43]))" office:value-type="float" office:value="289.912329161766" calcext:value-type="float">
            <text:p>289,9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40" calcext:value-type="float">
            <text:p>340</text:p>
          </table:table-cell>
          <table:table-cell office:value-type="float" office:value="-50" calcext:value-type="float">
            <text:p>-5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4]*[.B44])+([.C44]*[.C44])+([.D44]*[.D44]))" office:value-type="float" office:value="372.994638031165" calcext:value-type="float">
            <text:p>372,99</text:p>
          </table:table-cell>
          <table:table-cell office:value-type="float" office:value="451.91" calcext:value-type="float">
            <text:p>451,91</text:p>
          </table:table-cell>
          <table:table-cell office:value-type="float" office:value="-63.67" calcext:value-type="float">
            <text:p>-63,67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478.85" calcext:value-type="float">
            <text:p>478,85</text:p>
          </table:table-cell>
          <table:table-cell table:style-name="ce12" table:formula="of:=SQRT(([.F44]*[.F44])+([.G44]*[.G44])+([.H44]*[.H44]))" office:value-type="float" office:value="478.854379743989" calcext:value-type="float">
            <text:p>478,8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5]*[.B45])+([.C45]*[.C45])+([.D45]*[.D45]))" office:value-type="float" office:value="215.928228816892" calcext:value-type="float">
            <text:p>215,93</text:p>
          </table:table-cell>
          <table:table-cell office:value-type="float" office:value="345.53" calcext:value-type="float">
            <text:p>345,53</text:p>
          </table:table-cell>
          <table:table-cell office:value-type="float" office:value="53.99" calcext:value-type="float">
            <text:p>53,99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78.59" calcext:value-type="float">
            <text:p>378,59</text:p>
          </table:table-cell>
          <table:table-cell table:style-name="ce12" table:formula="of:=SQRT(([.F45]*[.F45])+([.G45]*[.G45])+([.H45]*[.H45]))" office:value-type="float" office:value="378.590677381258" calcext:value-type="float">
            <text:p>378,5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145" calcext:value-type="float">
            <text:p>145</text:p>
          </table:table-cell>
          <table:table-cell table:style-name="ce12" table:formula="of:=SQRT(([.B46]*[.B46])+([.C46]*[.C46])+([.D46]*[.D46]))" office:value-type="float" office:value="283.637092073657" calcext:value-type="float">
            <text:p>283,64</text:p>
          </table:table-cell>
          <table:table-cell office:value-type="float" office:value="137.04" calcext:value-type="float">
            <text:p>137,04</text:p>
          </table:table-cell>
          <table:table-cell office:value-type="float" office:value="-2.71" calcext:value-type="float">
            <text:p>-2,71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199.53" calcext:value-type="float">
            <text:p>199,53</text:p>
          </table:table-cell>
          <table:table-cell table:style-name="ce12" table:formula="of:=SQRT(([.F46]*[.F46])+([.G46]*[.G46])+([.H46]*[.H46]))" office:value-type="float" office:value="199.53021249926" calcext:value-type="float">
            <text:p>199,53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POSICIÓN</text:p>
          </table:table-cell>
          <table:table-cell table:style-name="ce1" office:value-type="string" calcext:value-type="string">
            <text:p>Coordenadas reales</text:p>
          </table:table-cell>
          <table:table-cell table:style-name="ce1" office:value-type="string" calcext:value-type="string">
            <text:p>Coordenadas obtenidas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280" calcext:value-type="float">
            <text:p>280</text:p>
          </table:table-cell>
          <table:table-cell office:value-type="float" office:value="273.24" calcext:value-type="float">
            <text:p>273,2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200" calcext:value-type="float">
            <text:p>200</text:p>
          </table:table-cell>
          <table:table-cell office:value-type="float" office:value="342.97" calcext:value-type="float">
            <text:p>342,9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185" calcext:value-type="float">
            <text:p>185</text:p>
          </table:table-cell>
          <table:table-cell office:value-type="float" office:value="166.39" calcext:value-type="float">
            <text:p>166,3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4</text:p>
          </table:table-cell>
          <table:table-cell office:value-type="float" office:value="360" calcext:value-type="float">
            <text:p>360</text:p>
          </table:table-cell>
          <table:table-cell office:value-type="float" office:value="634.66" calcext:value-type="float">
            <text:p>634,6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5</text:p>
          </table:table-cell>
          <table:table-cell office:value-type="float" office:value="235" calcext:value-type="float">
            <text:p>235</text:p>
          </table:table-cell>
          <table:table-cell office:value-type="float" office:value="480.32" calcext:value-type="float">
            <text:p>480,3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6</text:p>
          </table:table-cell>
          <table:table-cell office:value-type="float" office:value="255" calcext:value-type="float">
            <text:p>255</text:p>
          </table:table-cell>
          <table:table-cell office:value-type="float" office:value="191.22" calcext:value-type="float">
            <text:p>191,2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7</text:p>
          </table:table-cell>
          <table:table-cell office:value-type="float" office:value="255" calcext:value-type="float">
            <text:p>255</text:p>
          </table:table-cell>
          <table:table-cell office:value-type="float" office:value="250.75" calcext:value-type="float">
            <text:p>250,7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8</text:p>
          </table:table-cell>
          <table:table-cell office:value-type="float" office:value="340" calcext:value-type="float">
            <text:p>340</text:p>
          </table:table-cell>
          <table:table-cell office:value-type="float" office:value="451.91" calcext:value-type="float">
            <text:p>451,9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9</text:p>
          </table:table-cell>
          <table:table-cell office:value-type="float" office:value="160" calcext:value-type="float">
            <text:p>160</text:p>
          </table:table-cell>
          <table:table-cell office:value-type="float" office:value="345.53" calcext:value-type="float">
            <text:p>345,5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10</text:p>
          </table:table-cell>
          <table:table-cell office:value-type="float" office:value="220" calcext:value-type="float">
            <text:p>220</text:p>
          </table:table-cell>
          <table:table-cell office:value-type="float" office:value="137.04" calcext:value-type="float">
            <text:p>137,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8" number:min-decimal-places="8" number:min-integer-digits="1"/>
    </number:number-style>
    <number:number-style style:name="N106">
      <number:number number:decimal-places="9" number:min-decimal-places="9" number:min-integer-digits="1"/>
    </number:number-style>
    <number:number-style style:name="N105">
      <number:number number:decimal-places="10" number:min-decimal-places="10" number:min-integer-digits="1"/>
    </number:number-style>
    <number:number-style style:name="N10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52:04.239092814</meta:creation-date>
    <dc:date>2025-03-10T13:09:49.214103424</dc:date>
    <meta:editing-duration>P3DT2H43M51S</meta:editing-duration>
    <meta:editing-cycles>11</meta:editing-cycles>
    <meta:generator>LibreOffice/7.3.7.2$Linux_X86_64 LibreOffice_project/30$Build-2</meta:generator>
    <meta:document-statistic meta:table-count="1" meta:cell-count="333" meta:object-count="0"/>
  </office:meta>
</office:document-meta>
</file>